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4cm"/>
    </style:style>
    <style:style style:name="co3" style:family="table-column">
      <style:table-column-properties fo:break-before="auto" style:column-width="8.7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o. blades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t the tip edge</text:p>
          </table:table-cell>
        </table:table-row>
        <table:table-row table:style-name="ro1">
          <table:table-cell/>
          <table:table-cell office:value-type="string" calcext:value-type="string">
            <text:p>slip factor</text:p>
          </table:table-cell>
          <table:table-cell table:formula="of:=1-(0.63*PI()/[.C2])" office:value-type="float" office:value="0.835066385686536" calcext:value-type="float">
            <text:p>0.8350663857</text:p>
          </table:table-cell>
          <table:table-cell office:value-type="string" calcext:value-type="string">
            <text:p>ratio of actual speed to tip speed</text:p>
          </table:table-cell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/min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m: radius to root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mm: radius to tip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formula="of:=[.C5]/1000" office:value-type="float" office:value="0.007" calcext:value-type="float">
            <text:p>0.007</text:p>
          </table:table-cell>
          <table:table-cell office:value-type="string" calcext:value-type="string">
            <text:p>m: radius to root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[.C6]/1000" office:value-type="float" office:value="0.05" calcext:value-type="float">
            <text:p>0.05</text:p>
          </table:table-cell>
          <table:table-cell office:value-type="string" calcext:value-type="string">
            <text:p>m: radius to tip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((300/60)*2*PI()*[.C8])" office:value-type="float" office:value="1.5707963267949" calcext:value-type="float">
            <text:p>1.5707963268</text:p>
          </table:table-cell>
          <table:table-cell office:value-type="string" calcext:value-type="string">
            <text:p>m/s: ideal tip speed</text:p>
          </table:table-cell>
        </table:table-row>
        <table:table-row table:style-name="ro1">
          <table:table-cell/>
          <table:table-cell office:value-type="string" calcext:value-type="string">
            <text:p>Cw2</text:p>
          </table:table-cell>
          <table:table-cell table:formula="of:=[.C9]*[.C3]" office:value-type="float" office:value="1.3117192112663" calcext:value-type="float">
            <text:p>1.3117192113</text:p>
          </table:table-cell>
          <table:table-cell office:value-type="string" calcext:value-type="string">
            <text:p>m/s: actual tip speed</text:p>
          </table:table-cell>
        </table:table-row>
        <table:table-row table:style-name="ro1">
          <table:table-cell/>
          <table:table-cell office:value-type="string" calcext:value-type="string">
            <text:p>theoretical torque</text:p>
          </table:table-cell>
          <table:table-cell table:formula="of:=[.C10]*[.C8]" office:value-type="float" office:value="0.065585960563315" calcext:value-type="float">
            <text:p>0.0655859606</text:p>
          </table:table-cell>
          <table:table-cell office:value-type="string" calcext:value-type="string">
            <text:p>Nm(?)</text:p>
          </table:table-cell>
        </table:table-row>
        <table:table-row table:style-name="ro1">
          <table:table-cell/>
          <table:table-cell office:value-type="string" calcext:value-type="string">
            <text:p>theoretical work</text:p>
          </table:table-cell>
          <table:table-cell table:formula="of:=[.C10]*[.C9]" office:value-type="float" office:value="2.0604437188434" calcext:value-type="float">
            <text:p>2.060443718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psi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ower input factor (2 is a guess, good would be 1.04)</text:p>
          </table:table-cell>
        </table:table-row>
        <table:table-row table:style-name="ro1">
          <table:table-cell/>
          <table:table-cell office:value-type="string" calcext:value-type="string">
            <text:p>input power</text:p>
          </table:table-cell>
          <table:table-cell table:formula="of:=[.C13]*[.C12]" office:value-type="float" office:value="4.12088743768681" calcext:value-type="float">
            <text:p>4.120887437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style-name="ce3" office:value-type="float" office:value="1.01" calcext:value-type="float">
            <text:p>1.01</text:p>
          </table:table-cell>
          <table:table-cell table:style-name="ce5" office:value-type="string" calcext:value-type="string">
            <text:p>kJ/(kg K): specific heat of air</text:p>
          </table:table-cell>
        </table:table-row>
        <table:table-row table:style-name="ro1">
          <table:table-cell/>
          <table:table-cell office:value-type="string" calcext:value-type="string">
            <text:p>T02-T01</text:p>
          </table:table-cell>
          <table:table-cell table:formula="of:=([.C13]*[.C3]*[.C9]*[.C9])/[.C15]" office:value-type="float" office:value="4.08008657196714" calcext:value-type="float">
            <text:p>4.080086572</text:p>
          </table:table-cell>
          <table:table-cell office:value-type="string" calcext:value-type="string">
            <text:p>K: temperature equivalent of work done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string" calcext:value-type="string">
            <text:p>isentropic efficiency</text:p>
          </table:table-cell>
        </table:table-row>
        <table:table-row table:style-name="ro1">
          <table:table-cell/>
          <table:table-cell office:value-type="string" calcext:value-type="string">
            <text:p>T01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degC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1" office:value-type="float" office:value="1.403" calcext:value-type="float">
            <text:p>1.403</text:p>
          </table:table-cell>
          <table:table-cell office:value-type="string" calcext:value-type="string">
            <text:p>ratio of specific heats, 1.4ish for dry cold air</text:p>
          </table:table-cell>
        </table:table-row>
        <table:table-row table:style-name="ro1">
          <table:table-cell/>
          <table:table-cell office:value-type="string" calcext:value-type="string">
            <text:p>p03/p01</text:p>
          </table:table-cell>
          <table:table-cell table:style-name="ce4" table:formula="of:=(1+(([.C17]*[.C13]*[.C3]*[.C9]*[.C9])/([.C15]*([.C18]+274.15))))^([.C19]/([.C19]-1))" office:value-type="float" office:value="1.02477804289652" calcext:value-type="float">
            <text:p>1.0247780429</text:p>
          </table:table-cell>
          <table:table-cell office:value-type="string" calcext:value-type="string">
            <text:p>stagnation pressure ratio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formula="of:=(PI()*(([.C8]*2)^2-([.C7]*2)^2))/4" office:value-type="float" office:value="0.00770004359394858" calcext:value-type="float">
            <text:p>0.0077000436</text:p>
          </table:table-cell>
          <table:table-cell office:value-type="string" calcext:value-type="string">
            <text:p>m^2: annular intake area</text:p>
          </table:table-cell>
        </table:table-row>
        <table:table-row table:style-name="ro1">
          <table:table-cell/>
          <table:table-cell office:value-type="string" calcext:value-type="string">
            <text:p>p0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: inlet stagnation pressure</text:p>
          </table:table-cell>
        </table:table-row>
        <table:table-row table:style-name="ro1">
          <table:table-cell/>
          <table:table-cell office:value-type="string" calcext:value-type="string">
            <text:p>rho1</text:p>
          </table:table-cell>
          <table:table-cell table:style-name="Default" table:formula="of:=([.C22]*100)/(0.287*(273.15+[.C18]))" office:value-type="float" office:value="1.20920373329561" calcext:value-type="float">
            <text:p>1.2092037333</text:p>
          </table:table-cell>
          <table:table-cell office:value-type="string" calcext:value-type="string">
            <text:p>kg/m^3: density (approx)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Default" office:value-type="float" office:value="0.1" calcext:value-type="float">
            <text:p>0.1</text:p>
          </table:table-cell>
          <table:table-cell office:value-type="string" calcext:value-type="string">
            <text:p>kg/s: inlet mass flow</text:p>
          </table:table-cell>
        </table:table-row>
        <table:table-row table:style-name="ro1">
          <table:table-cell/>
          <table:table-cell office:value-type="string" calcext:value-type="string">
            <text:p>Ca1</text:p>
          </table:table-cell>
          <table:table-cell table:style-name="Default" table:formula="of:=[.C24]/([.C23]*[.C21])" office:value-type="float" office:value="10.7400755581426" calcext:value-type="float">
            <text:p>10.7400755581</text:p>
          </table:table-cell>
          <table:table-cell office:value-type="string" calcext:value-type="string">
            <text:p>m/s: inlet velocity?</text:p>
          </table:table-cell>
        </table:table-row>
        <table:table-row table:style-name="ro1">
          <table:table-cell/>
          <table:table-cell office:value-type="string" calcext:value-type="string">
            <text:p>C1^2/2cp</text:p>
          </table:table-cell>
          <table:table-cell table:style-name="Default" table:formula="of:=[.C25]^2/(2*[.C15]*10^3)" office:value-type="float" office:value="0.0571035757399074" calcext:value-type="float">
            <text:p>0.0571035757</text:p>
          </table:table-cell>
          <table:table-cell office:value-type="string" calcext:value-type="string">
            <text:p>K: equiv dyn. temp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Default" table:formula="of:=(273.15+[.C18])-[.C26]" office:value-type="float" office:value="288.09289642426" calcext:value-type="float">
            <text:p>288.0928964243</text:p>
          </table:table-cell>
          <table:table-cell office:value-type="string" calcext:value-type="string">
            <text:p>K: temperature?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Default" table:formula="of:=[.C22]/(((273.15+[.C18])/[.C27])^([.C18]/([.C19]-1)))" office:value-type="float" office:value="0.992650241987141" calcext:value-type="float">
            <text:p>0.992650242</text:p>
          </table:table-cell>
          <table:table-cell office:value-type="string" calcext:value-type="string">
            <text:p>bar: pressure?</text:p>
          </table:table-cell>
        </table:table-row>
        <table:table-row table:style-name="ro1">
          <table:table-cell/>
          <table:table-cell office:value-type="string" calcext:value-type="string">
            <text:p>rho1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21:56:05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9:58:28.179000000</meta:creation-date>
    <meta:generator>LibreOffice/4.2.6.3$Windows_x86 LibreOffice_project/3fd416d4c6db7d3204c17ce57a1d70f6e531ee21</meta:generator>
    <dc:date>2015-01-17T22:23:05.077000000</dc:date>
    <meta:editing-duration>PT50M26S</meta:editing-duration>
    <meta:editing-cycles>28</meta:editing-cycles>
    <meta:document-statistic meta:table-count="1" meta:cell-count="82" meta:object-count="0"/>
  </office:meta>
</office:document-meta>
</file>